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Octave e MatLab</text:p>
      <text:p text:style-name="Subtitle">Estudo em MatLab para Octave</text:p>
      <text:p text:style-name="Author">Sergio Pedro R Oliveira</text:p>
      <text:p text:style-name="Date">09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em MatLab para Octave.<text:line-break/></text:p>
      <text:h text:style-name="Heading_20_1" text:outline-level="1"><text:bookmark-start text:name="visão-geral"/>2 VISÃO GERAL<text:bookmark-end text:name="visão-geral"/></text:h>
      <text:h text:style-name="Heading_20_1" text:outline-level="1"><text:bookmark-start text:name="arranjos-numéricos-de-células-e-de-estrutura"/>3 ARRANJOS NUMÉRICOS, DE CÉLULAS E DE ESTRUTURA<text:bookmark-end text:name="arranjos-numéricos-de-células-e-de-estrutura"/></text:h>
      <text:h text:style-name="Heading_20_1" text:outline-level="1"><text:bookmark-start text:name="funções-e-arquivos"/>4 FUNÇÕES E ARQUIVOS<text:bookmark-end text:name="funções-e-arquivos"/></text:h>
      <text:h text:style-name="Heading_20_1" text:outline-level="1"><text:bookmark-start text:name="programando-com-o-matlab"/>5 PROGRAMANDO COM O MATLAB<text:bookmark-end text:name="programando-com-o-matlab"/></text:h>
      <text:h text:style-name="Heading_20_1" text:outline-level="1"><text:bookmark-start text:name="plotagem-avançada"/>6 PLOTAGEM AVANÇADA<text:bookmark-end text:name="plotagem-avançada"/></text:h>
      <text:h text:style-name="Heading_20_1" text:outline-level="1"><text:bookmark-start text:name="construção-de-modelos-e-regressão"/>7 CONSTRUÇÃO DE MODELOS E REGRESSÃO<text:bookmark-end text:name="construção-de-modelos-e-regressão"/></text:h>
      <text:h text:style-name="Heading_20_1" text:outline-level="1"><text:bookmark-start text:name="estatística-probabilidade-e-interpolação"/>8 ESTATÍSTICA, PROBABILIDADE E INTERPOLAÇÃO<text:bookmark-end text:name="estatística-probabilidade-e-interpolação"/></text:h>
      <text:h text:style-name="Heading_20_1" text:outline-level="1"><text:bookmark-start text:name="equações-algébricas-lineares"/>9 EQUAÇÕES ALGÉBRICAS LINEARES<text:bookmark-end text:name="equações-algébricas-lineares"/></text:h>
      <text:h text:style-name="Heading_20_1" text:outline-level="1"><text:bookmark-start text:name="métodos-numéricos-para-cálculo-e-equações-diferenciais"/>10 MÉTODOS NUMÉRICOS PARA CÁLCULO E EQUAÇÕES DIFERENCIAIS<text:bookmark-end text:name="métodos-numéricos-para-cálculo-e-equações-diferenciais"/></text:h>
      <text:h text:style-name="Heading_20_1" text:outline-level="1"><text:bookmark-start text:name="simulink"/>11 SIMULINK<text:bookmark-end text:name="simulink"/></text:h>
      <text:h text:style-name="Heading_20_1" text:outline-level="1"><text:bookmark-start text:name="mupad"/>12 MuPAD<text:bookmark-end text:name="mupad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ctave e MatLab</dc:title>
    <dc:description/>
    <dc:subject/>
    <meta:keyword/>
    <meta:initial-creator>Sergio Pedro R Oliveira</meta:initial-creator>
    <dc:creator>Sergio Pedro R Oliveira</dc:creator>
    <meta:creation-date>2024-03-09T17:41:36Z</meta:creation-date>
    <dc:date>2024-03-09T17:41:36Z</dc:date>
    <meta:user-defined meta:name="bibliography" meta:value-type="string">RMarkdown/bibliografia_matlab.bib</meta:user-defined>
    <meta:user-defined meta:name="csl" meta:value-type="string">RMarkdown/abnt.csl</meta:user-defined>
    <meta:user-defined meta:name="date" meta:value-type="string">09 março 2024</meta:user-defined>
    <meta:user-defined meta:name="output" meta:value-type="string"/>
    <meta:user-defined meta:name="subtitle" meta:value-type="string">Estudo em MatLab para Octave</meta:user-defined>
  </office:meta>
</office:document-meta>
</file>